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Quote1">
      <style:text-properties fo:language="en" fo:country="GB"/>
    </style:style>
    <style:style style:name="P2" style:family="paragraph" style:parent-style-name="Body">
      <style:text-properties fo:language="en" fo:country="GB"/>
    </style:style>
    <style:style style:name="P3" style:family="paragraph" style:parent-style-name="Body">
      <style:paragraph-properties fo:line-height="0.1665in"/>
      <style:text-properties fo:language="en" fo:country="GB"/>
    </style:style>
    <style:style style:name="P4" style:family="paragraph" style:parent-style-name="Body">
      <style:paragraph-properties fo:margin-left="0.5in" fo:margin-right="0in" fo:text-indent="0in" style:auto-text-indent="false"/>
    </style:style>
    <style:style style:name="P5" style:family="paragraph" style:parent-style-name="Standard">
      <style:text-properties fo:font-size="11pt" fo:language="en" fo:country="GB" style:font-size-asian="11pt"/>
    </style:style>
    <style:style style:name="P6" style:family="paragraph" style:parent-style-name="Heading" style:master-page-name="Standard">
      <style:paragraph-properties fo:margin-top="0.0693in" fo:margin-bottom="0.1665in" style:contextual-spacing="false" style:page-number="auto"/>
    </style:style>
    <style:style style:name="P7" style:family="paragraph" style:parent-style-name="Heading_20_2">
      <style:text-properties officeooo:paragraph-rsid="001821df"/>
    </style:style>
    <style:style style:name="P8" style:family="paragraph" style:parent-style-name="Body">
      <style:text-properties fo:language="en" fo:country="GB"/>
    </style:style>
    <style:style style:name="P9" style:family="paragraph" style:parent-style-name="Body">
      <style:text-properties fo:language="en" fo:country="GB" officeooo:rsid="0018c698" officeooo:paragraph-rsid="0018c698"/>
    </style:style>
    <style:style style:name="P10" style:family="paragraph" style:parent-style-name="Heading_20_1">
      <style:text-properties officeooo:paragraph-rsid="001821df"/>
    </style:style>
    <style:style style:name="P11" style:family="paragraph" style:parent-style-name="Bullet" style:list-style-name="WW8Num2">
      <style:paragraph-properties fo:margin-left="0.4in" fo:margin-right="0in" fo:text-indent="-0.2in" style:auto-text-indent="false"/>
      <style:text-properties fo:language="en" fo:country="GB"/>
    </style:style>
    <style:style style:name="P12" style:family="paragraph" style:parent-style-name="Correspondence">
      <style:paragraph-properties fo:margin-left="0in" fo:margin-right="0in" fo:margin-top="0.0417in" fo:margin-bottom="0.0417in" style:contextual-spacing="false" fo:text-indent="0in" style:auto-text-indent="false"/>
      <style:text-properties fo:font-size="10pt" fo:language="en" fo:country="GB" style:font-size-asian="10pt"/>
    </style:style>
    <style:style style:name="T1" style:family="text">
      <style:text-properties fo:language="en" fo:country="GB"/>
    </style:style>
    <style:style style:name="T2" style:family="text">
      <style:text-properties fo:language="en" fo:country="GB" officeooo:rsid="001821df"/>
    </style:style>
    <style:style style:name="T3" style:family="text">
      <style:text-properties fo:language="en" fo:country="GB" officeooo:rsid="00183921"/>
    </style:style>
    <style:style style:name="T4" style:family="text">
      <style:text-properties style:font-name="Symbol1" fo:language="en" fo:country="GB" style:font-name-asian="Symbol1" style:font-name-complex="Symbol1"/>
    </style:style>
    <style:style style:name="T5" style:family="text">
      <style:text-properties style:font-name="Symbol1" fo:font-size="12pt" fo:language="en" fo:country="GB" style:font-name-asian="Symbol1" style:font-size-asian="12pt" style:font-name-complex="Symbol1" style:font-size-complex="12pt"/>
    </style:style>
    <style:style style:name="T6" style:family="text">
      <style:text-properties style:text-position="super 58%" fo:font-size="10pt" fo:language="en" fo:country="GB" style:font-size-asian="10pt"/>
    </style:style>
    <style:style style:name="T7" style:family="text">
      <style:text-properties style:text-position="super 58%" fo:language="en" fo:country="GB"/>
    </style:style>
    <style:style style:name="T8" style:family="text">
      <style:text-properties style:text-position="super 58%" fo:language="en" fo:country="GB" fo:font-style="normal" fo:font-weight="bold" style:font-style-asian="normal" style:font-weight-asian="bold"/>
    </style:style>
    <style:style style:name="T9" style:family="text">
      <style:text-properties fo:font-size="12pt" fo:language="en" fo:country="GB" style:font-size-asian="12pt" style:font-size-complex="12pt"/>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Instructions for Preparing an SHI201</text:span><text:span text:style-name="T2">6</text:span><text:span text:style-name="T1"> Abstract </text:span><text:span text:style-name="T4"></text:span><text:span text:style-name="T1"> 14pt, bold</text:span></text:p>
      <text:p text:style-name="Authors"><text:span text:style-name="T1">Daniel Karlsson</text:span><text:span text:style-name="T6">a</text:span><text:span text:style-name="T1">, NN</text:span><text:span text:style-name="T6">b</text:span><text:span text:style-name="T1"> <text:s/></text:span><text:span text:style-name="T4"></text:span><text:span text:style-name="T1"> 12pt, bold</text:span></text:p>
      <text:p text:style-name="Addresses"><text:span text:style-name="T8">a</text:span><text:span text:style-name="T1">Department of Biomedical Engineering, Linköping University, Linköping, Sweden </text:span><text:span text:style-name="T4"></text:span><text:span text:style-name="T1"> 10pt, italic</text:span></text:p>
      <text:p text:style-name="Addresses"><text:span text:style-name="T8">b</text:span><text:span text:style-name="T1"> Some other university </text:span><text:span text:style-name="T4"></text:span><text:span text:style-name="T1"> 10pt, italic</text:span></text:p>
      <text:p text:style-name="P5"/>
      <text:p text:style-name="P5"/>
      <text:section text:style-name="Sect1" text:name="Section1">
        <text:h text:style-name="Heading_20_1" text:outline-level="1"><text:span text:style-name="T1">Introduction </text:span><text:span text:style-name="T4"></text:span><text:span text:style-name="T1"> 12pt, Times bold</text:span></text:h>
        <text:p text:style-name="P2">This author kit is designed to assist you in preparing your submission. It is an exact representation of the format expected by the editor. This example provides all the information you require to comply with the SHI2016 submission standards for Abstracts.</text:p>
        <text:p text:style-name="P2">To ensure that the greatest opportunity for participation in SHI 2011 is made available to researchers and institutions, authors may appear in multiple submissions but may have only ONE abstract submission considered where they are the primary or first author.</text:p>
        <text:p text:style-name="P2">The body of the text of the submission is a set of body text paragraphs defined as follows:</text:p>
        <text:list xml:id="list7568724870477189190" text:style-name="WW8Num2">
          <text:list-item>
            <text:p text:style-name="P11">10pt Times font</text:p>
          </text:list-item>
          <text:list-item>
            <text:p text:style-name="P11">Single space, defined as 12pt</text:p>
          </text:list-item>
          <text:list-item>
            <text:p text:style-name="P11">Spacing before is 3pt</text:p>
          </text:list-item>
          <text:list-item>
            <text:p text:style-name="P11">Spacing after is 3pt</text:p>
          </text:list-item>
          <text:list-item>
            <text:p text:style-name="P11">There is no indentation for the first line of a paragraph</text:p>
          </text:list-item>
        </text:list>
        <text:p text:style-name="P2">There is one level of allowed bulleting:</text:p>
        <text:list xml:id="list161720519430006" text:continue-numbering="true" text:style-name="WW8Num2">
          <text:list-item>
            <text:p text:style-name="P11">This is the bullet level</text:p>
          </text:list-item>
        </text:list>
        <text:h text:style-name="Heading_20_1" text:outline-level="1"><text:span text:style-name="T1">Materials and Methods </text:span><text:span text:style-name="T4"></text:span><text:span text:style-name="T1"> 12pt, Times bold</text:span></text:h>
        <text:p text:style-name="P2">If selected, your abstract will be published as part of the SHI 2016 Conference Proceedings. </text:p>
        <text:p text:style-name="P2">Manuscript content should, in general, be organized in the following order.</text:p>
        <text:p text:style-name="P1">Introduction</text:p>
        <text:p text:style-name="P1">Methods</text:p>
        <text:p text:style-name="P1">Results</text:p>
        <text:p text:style-name="P1">Discussion</text:p>
        <text:p text:style-name="P1">Acknowledgments</text:p>
        <text:p text:style-name="P1">Address for correspondence</text:p>
        <text:p text:style-name="P2">Abstracts are limited to ONE PAGE of two-column format. </text:p>
        <text:p text:style-name="P2">The font used throughout the abstract is Times. The abstract size is A4 (i.e., 210 x 297mm), two-column format with a 2.5cm margin at the top, a 2.5cm margin at the bottom, 1cm margins on the left and right <text:s/>with a 1cm space between the two columns. Lines are single spaced, justified. </text:p>
        <text:p text:style-name="P3">The title of the abstract should be in 14 pt bold and be centred over both columns; the title should have 60 pts space above (2 cm) and 12 pts below.</text:p>
        <text:p text:style-name="P3">Author names should be in 12 pt bold with 12 pts above and 12 pts below. Given names should precede the family name. Indexes to author addresses are superscript, sequential alphabetical lettering commencing at a (a, b, c….)</text:p>
        <text:p text:style-name="P3">Author affiliations should be in 10 pt italic with regular line spacing. The address for correspondence for the main author is to be included at the end of the abstract.</text:p>
        <text:h text:style-name="P10" text:outline-level="1"><text:span text:style-name="T1">Results </text:span><text:span text:style-name="T4"></text:span><text:span text:style-name="T1"> 12 pt, Times Bold</text:span></text:h>
        <text:p text:style-name="P9">Abstracts conforming to these guidelines must be submitted via the EasyChair website – see <text:a xlink:type="simple" xlink:href="http://www.shi2016.org/">http://www.shi2016.org</text:a> for instructions – February 1st, 2016. Papers should be prepared as PDF files.</text:p>
        <text:p text:style-name="P9">First authors of submissions will be notified by February 29th, 2016 of acceptance or rejection.</text:p>
        <text:p text:style-name="P9">Final submission of revised paper by March 14, 2016.</text:p>
        <text:p text:style-name="P9">The proceedings will be published online by April 4, 2016. </text:p>
        <text:h text:style-name="P10" text:outline-level="1"><text:span text:style-name="T1">Discussion </text:span><text:span text:style-name="T4"></text:span><text:span text:style-name="T1"> 12 pt, Times Bold</text:span></text:h>
        <text:p text:style-name="P2">Abstracts should be prepared as PDF .pdf files and should be sent according to the instructions available on the SHI 2016 web site at:</text:p>
        <text:p text:style-name="P4"><text:a xlink:type="simple" xlink:href="http://www.SHI2009.org/"><text:span text:style-name="Internet_20_link"><text:span text:style-name="T1">http://www.shi201</text:span></text:span></text:a><text:a xlink:type="simple" xlink:href="http://www.SHI2009.org/"><text:span text:style-name="Internet_20_link"><text:span text:style-name="T3">6</text:span></text:span></text:a><text:a xlink:type="simple" xlink:href="http://www.SHI2009.org/"><text:span text:style-name="Internet_20_link"><text:span text:style-name="T1">.org/</text:span></text:span></text:a><text:span text:style-name="T1"> </text:span></text:p>
        <text:h text:style-name="P7" text:outline-level="2"><text:span text:style-name="T9">Acknowledgments </text:span><text:span text:style-name="T5"></text:span><text:span text:style-name="T9"> 12 pt, Times Bold</text:span></text:h>
        <text:p text:style-name="P2">Remember to thank those that have supported you and your work.</text:p>
        <text:h text:style-name="Heading_20_2" text:outline-level="2"><text:span text:style-name="T9">Address for correspondence </text:span><text:span text:style-name="T5"></text:span><text:span text:style-name="T9"> 12pt, Times bold</text:span></text:h>
        <text:p text:style-name="P12">Lead author contact details go her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8335in" fo:margin-bottom="0.1665in" style:contextual-spacing="false"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166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0835in" fo:margin-bottom="0.0835in" style:contextual-spacing="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0417in" fo:margin-bottom="0.0417in" style:contextual-spacing="false" fo:keep-with-next="always"/>
      <style:text-properties fo:font-style="italic" fo:font-weight="bold" style:font-style-asian="italic" style:font-weight-asian="bold"/>
    </style:style>
    <style:style style:name="Body" style:family="paragraph" style:parent-style-name="Standard">
      <style:paragraph-properties fo:margin-top="0.0417in" fo:margin-bottom="0.0417in" style:contextual-spacing="false" fo:text-align="justify" style:justify-single-word="false"/>
    </style:style>
    <style:style style:name="Bullet" style:family="paragraph" style:parent-style-name="Body" style:list-style-name="WW8Num3">
      <style:paragraph-properties fo:margin-left="0.4in" fo:margin-right="0in" fo:text-indent="-0.2in" style:auto-text-indent="false"/>
    </style:style>
    <style:style style:name="Authors" style:family="paragraph" style:parent-style-name="Standard">
      <style:paragraph-properties fo:margin-top="0.1665in" fo:margin-bottom="0.1665in" style:contextual-spacing="false" fo:text-align="center" style:justify-single-word="false"/>
      <style:text-properties fo:font-size="12pt" fo:font-weight="bold" style:font-size-asian="12pt" style:font-weight-asian="bold"/>
    </style:style>
    <style:style style:name="Addresses" style:family="paragraph" style:parent-style-name="Standard">
      <style:paragraph-properties fo:text-align="center" style:justify-single-word="false"/>
      <style:text-properties fo:font-style="italic" style:font-style-asian="italic"/>
    </style:style>
    <style:style style:name="Tabletitle" style:family="paragraph" style:parent-style-name="Body">
      <style:paragraph-properties fo:margin-top="0.1665in" fo:margin-bottom="0.0835in" style:contextual-spacing="false" fo:text-align="center" style:justify-single-word="false"/>
      <style:text-properties fo:font-style="italic" style:font-style-asian="italic"/>
    </style:style>
    <style:style style:name="FigureTitle" style:family="paragraph" style:parent-style-name="Body">
      <style:paragraph-properties fo:margin-top="0.0417in" fo:margin-bottom="0.0835in" style:contextual-spacing="false" fo:text-align="center" style:justify-single-word="false"/>
      <style:text-properties fo:font-style="italic" style:font-style-asian="italic"/>
    </style:style>
    <style:style style:name="TableHeading" style:family="paragraph">
      <style:paragraph-properties fo:text-align="center" style:justify-single-word="false" fo:orphans="2" fo:widows="2" fo:hyphenation-ladder-count="no-limit" style:text-autospace="none" style:punctuation-wrap="simple" style:vertical-align="baseline"/>
      <style:text-properties style:use-window-font-color="true" style:font-name="Times New Roman" fo:font-family="'Times New Roman'" style:font-family-generic="roman" style:font-pitch="variable" fo:font-size="10pt" fo:language="fr" fo:country="FR" fo:font-weight="bold" style:font-name-asian="Times New Roman" style:font-family-asian="'Times New Roman'" style:font-family-generic-asian="roman" style:font-pitch-asian="variable" style:font-size-asian="10pt" style:language-asian="none"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Cell" style:family="paragraph" style:parent-style-name="Body">
      <style:paragraph-properties fo:text-align="start" style:justify-single-word="false"/>
    </style:style>
    <style:style style:name="Equation" style:family="paragraph" style:parent-style-name="Standard">
      <style:paragraph-properties fo:margin-top="0.0835in" fo:margin-bottom="0.0835in" style:contextual-spacing="false" fo:text-align="end" style:justify-single-word="false"/>
      <style:text-properties fo:font-size="11pt" style:font-size-asian="11pt"/>
    </style:style>
    <style:style style:name="SubBullet" style:family="paragraph" style:parent-style-name="Body" style:list-style-name="WW8Num4">
      <style:paragraph-properties fo:margin-left="0.7953in" fo:margin-right="0in" fo:text-indent="-0.1965in" style:auto-text-indent="false"/>
    </style:style>
    <style:style style:name="Reference" style:family="paragraph" style:parent-style-name="Standard" style:list-style-name="WW8Num5">
      <style:paragraph-properties fo:margin-left="0.2in" fo:margin-right="0in" fo:margin-top="0.0417in" fo:margin-bottom="0.0417in" style:contextual-spacing="false" fo:text-align="justify" style:justify-single-word="false" fo:text-indent="-0.2in" style:auto-text-indent="false"/>
    </style:style>
    <style:style style:name="Footnote" style:family="paragraph" style:parent-style-name="Standard" style:class="extra">
      <style:text-properties fo:font-size="9pt" style:font-size-asian="9pt"/>
    </style:style>
    <style:style style:name="Enumerated" style:family="paragraph" style:parent-style-name="Bullet" style:list-style-name="WW8Num6"/>
    <style:style style:name="Quote1" style:family="paragraph" style:parent-style-name="Body">
      <style:paragraph-properties fo:margin-left="0.3098in" fo:margin-right="0in" fo:margin-top="0in" fo:margin-bottom="0in" style:contextual-spacing="false" fo:text-indent="0.1in" style:auto-text-indent="false"/>
    </style:style>
    <style:style style:name="Correspondence" style:family="paragraph" style:parent-style-name="Body">
      <style:paragraph-properties fo:margin-left="0.1252in" fo:margin-right="0in" fo:text-indent="0.0626in" style:auto-text-indent="false"/>
      <style:text-properties fo:font-size="9pt" style:font-size-asian="9pt"/>
    </style:style>
    <style:style style:name="BulletText" style:family="paragraph" style:parent-style-name="Bullet"/>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FigureTitle" style:display-name="Style FigureTitle" style:family="paragraph" style:parent-style-name="FigureTitle">
      <style:paragraph-properties fo:margin-top="0.0835in" fo:margin-bottom="0.1665in" style:contextual-spacing="false"/>
      <style:text-properties style:font-style-complex="italic"/>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Absatz-Standardschriftart" style:family="text"/>
    <style:style style:name="WW8NumSt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Standardskrift_20_for_20_avsnitt" style:display-name="Standardskrift for avsnitt" style:family="text"/>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1965in" fo:margin-left="0.39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3937in" fo:margin-right="0.3937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 Overview</dc:title>
    <meta:initial-creator>M Fieschi</meta:initial-creator>
    <meta:creation-date>2011-04-12T10:32:00</meta:creation-date>
    <dc:date>2015-10-20T16:17:18.507534957</dc:date>
    <meta:print-date>2003-07-18T21:59:00</meta:print-date>
    <meta:editing-cycles>6</meta:editing-cycles>
    <meta:editing-duration>PT1M20S</meta:editing-duration>
    <meta:generator>LibreOffice/4.2.8.2$Linux_X86_64 LibreOffice_project/420m0$Build-2</meta:generator>
    <meta:document-statistic meta:table-count="0" meta:image-count="0" meta:object-count="0" meta:page-count="1" meta:paragraph-count="41" meta:word-count="510" meta:character-count="3035" meta:non-whitespace-character-count="2563"/>
    <meta:user-defined meta:name="_AdHocReviewCycleID" meta:value-type="float">715643302</meta:user-defined>
    <meta:user-defined meta:name="_AuthorEmail">Patrice.Degoulet@hop.egp.ap-hop-paris.fr</meta:user-defined>
    <meta:user-defined meta:name="_AuthorEmailDisplayName">Degoulet Patrice</meta:user-defined>
    <meta:user-defined meta:name="_EmailSubject">Procedings and instructions for authors</meta:user-defined>
  </office:meta>
</office:document-meta>
</file>